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36"/>
    <style:style style:name="ce10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1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187" calcext:value-type="float">
            <text:p>-18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table:style-name="Default" office:value-type="float" office:value="2019" calcext:value-type="float">
            <text:p>201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6])" office:value-type="float" office:value="1493" calcext:value-type="float">
            <text:p>1493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10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1" table:formula="of:=SUM([.C45:.C59])" office:value-type="float" office:value="884.54" calcext:value-type="float">
            <text:p>884.54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9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1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1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1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11])" office:value-type="float" office:value="9696.77" calcext:value-type="float">
            <text:p>9696.77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1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7:.C127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9])" office:value-type="float" office:value="115.659999999998" calcext:value-type="float">
            <text:p>115.6599999999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00-00-00</text:date>, <text:time style:data-style-name="N2" text:time-value="19:04:29.878819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9T19:05:39.429944682</dc:date>
    <meta:editing-duration>P2DT20H39M43S</meta:editing-duration>
    <meta:editing-cycles>432</meta:editing-cycles>
    <meta:generator>LibreOffice/6.4.7.2$Linux_X86_64 LibreOffice_project/40$Build-2</meta:generator>
    <meta:document-statistic meta:table-count="7" meta:cell-count="1574" meta:object-count="0"/>
  </office:meta>
</office:document-meta>
</file>